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7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29762" calcext:value-type="float">
            <text:p>0.0529762</text:p>
          </table:table-cell>
          <table:table-cell office:value-type="string" calcext:value-type="string">
            <text:p>e_t_SUMME:</text:p>
          </table:table-cell>
          <table:table-cell office:value-type="float" office:value="0.547024" calcext:value-type="float">
            <text:p>0.547024</text:p>
          </table:table-cell>
          <table:table-cell office:value-type="string" calcext:value-type="string">
            <text:p>e_t:</text:p>
          </table:table-cell>
          <table:table-cell office:value-type="float" office:value="0.547024" calcext:value-type="float">
            <text:p>0.547024</text:p>
          </table:table-cell>
          <table:table-cell office:value-type="string" calcext:value-type="string">
            <text:p>y_t:</text:p>
          </table:table-cell>
          <table:table-cell office:value-type="float" office:value="3.20851" calcext:value-type="float">
            <text:p>3.20851</text:p>
          </table:table-cell>
          <table:table-cell office:value-type="string" calcext:value-type="string">
            <text:p>P:</text:p>
          </table:table-cell>
          <table:table-cell office:value-type="float" office:value="1.36756" calcext:value-type="float">
            <text:p>1.36756</text:p>
          </table:table-cell>
          <table:table-cell office:value-type="string" calcext:value-type="string">
            <text:p>I:</text:p>
          </table:table-cell>
          <table:table-cell office:value-type="float" office:value="1.84095" calcext:value-type="float">
            <text:p>1.8409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182609" calcext:value-type="float">
            <text:p>-0.0018260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529447" calcext:value-type="float">
            <text:p>-0.05294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00196E-019" calcext:value-type="float">
            <text:p>-6.0019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835" calcext:value-type="float">
            <text:p>0.338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89548" calcext:value-type="float">
            <text:p>0.0389548</text:p>
          </table:table-cell>
          <table:table-cell office:value-type="string" calcext:value-type="string">
            <text:p>e_t_SUMME:</text:p>
          </table:table-cell>
          <table:table-cell office:value-type="float" office:value="1.10807" calcext:value-type="float">
            <text:p>1.10807</text:p>
          </table:table-cell>
          <table:table-cell office:value-type="string" calcext:value-type="string">
            <text:p>e_t:</text:p>
          </table:table-cell>
          <table:table-cell office:value-type="float" office:value="0.561045" calcext:value-type="float">
            <text:p>0.561045</text:p>
          </table:table-cell>
          <table:table-cell office:value-type="string" calcext:value-type="string">
            <text:p>y_t:</text:p>
          </table:table-cell>
          <table:table-cell office:value-type="float" office:value="5.1317" calcext:value-type="float">
            <text:p>5.1317</text:p>
          </table:table-cell>
          <table:table-cell office:value-type="string" calcext:value-type="string">
            <text:p>P:</text:p>
          </table:table-cell>
          <table:table-cell office:value-type="float" office:value="1.40261" calcext:value-type="float">
            <text:p>1.40261</text:p>
          </table:table-cell>
          <table:table-cell office:value-type="string" calcext:value-type="string">
            <text:p>I:</text:p>
          </table:table-cell>
          <table:table-cell office:value-type="float" office:value="3.72909" calcext:value-type="float">
            <text:p>3.7290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108478" calcext:value-type="float">
            <text:p>0.001084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89397" calcext:value-type="float">
            <text:p>-0.03893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18242E-019" calcext:value-type="float">
            <text:p>-6.1824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4894" calcext:value-type="float">
            <text:p>0.67489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29847" calcext:value-type="float">
            <text:p>0.0329847</text:p>
          </table:table-cell>
          <table:table-cell office:value-type="string" calcext:value-type="string">
            <text:p>e_t_SUMME:</text:p>
          </table:table-cell>
          <table:table-cell office:value-type="float" office:value="1.67508" calcext:value-type="float">
            <text:p>1.67508</text:p>
          </table:table-cell>
          <table:table-cell office:value-type="string" calcext:value-type="string">
            <text:p>e_t:</text:p>
          </table:table-cell>
          <table:table-cell office:value-type="float" office:value="0.567015" calcext:value-type="float">
            <text:p>0.567015</text:p>
          </table:table-cell>
          <table:table-cell office:value-type="string" calcext:value-type="string">
            <text:p>y_t:</text:p>
          </table:table-cell>
          <table:table-cell office:value-type="float" office:value="7.05485" calcext:value-type="float">
            <text:p>7.05485</text:p>
          </table:table-cell>
          <table:table-cell office:value-type="string" calcext:value-type="string">
            <text:p>P:</text:p>
          </table:table-cell>
          <table:table-cell office:value-type="float" office:value="1.41754" calcext:value-type="float">
            <text:p>1.41754</text:p>
          </table:table-cell>
          <table:table-cell office:value-type="string" calcext:value-type="string">
            <text:p>I:</text:p>
          </table:table-cell>
          <table:table-cell office:value-type="float" office:value="5.63731" calcext:value-type="float">
            <text:p>5.6373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54962" calcext:value-type="float">
            <text:p>0.00549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25236" calcext:value-type="float">
            <text:p>-0.03252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9674E-019" calcext:value-type="float">
            <text:p>-5.9967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144" calcext:value-type="float">
            <text:p>1.011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58747" calcext:value-type="float">
            <text:p>0.0358747</text:p>
          </table:table-cell>
          <table:table-cell office:value-type="string" calcext:value-type="string">
            <text:p>e_t_SUMME:</text:p>
          </table:table-cell>
          <table:table-cell office:value-type="float" office:value="2.23921" calcext:value-type="float">
            <text:p>2.23921</text:p>
          </table:table-cell>
          <table:table-cell office:value-type="string" calcext:value-type="string">
            <text:p>e_t:</text:p>
          </table:table-cell>
          <table:table-cell office:value-type="float" office:value="0.564125" calcext:value-type="float">
            <text:p>0.564125</text:p>
          </table:table-cell>
          <table:table-cell office:value-type="string" calcext:value-type="string">
            <text:p>y_t:</text:p>
          </table:table-cell>
          <table:table-cell office:value-type="float" office:value="8.94613" calcext:value-type="float">
            <text:p>8.94613</text:p>
          </table:table-cell>
          <table:table-cell office:value-type="string" calcext:value-type="string">
            <text:p>P:</text:p>
          </table:table-cell>
          <table:table-cell office:value-type="float" office:value="1.41031" calcext:value-type="float">
            <text:p>1.41031</text:p>
          </table:table-cell>
          <table:table-cell office:value-type="string" calcext:value-type="string">
            <text:p>I:</text:p>
          </table:table-cell>
          <table:table-cell office:value-type="float" office:value="7.53582" calcext:value-type="float">
            <text:p>7.5358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99308" calcext:value-type="float">
            <text:p>0.00993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44728" calcext:value-type="float">
            <text:p>-0.03447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2565E-019" calcext:value-type="float">
            <text:p>-5.8256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798" calcext:value-type="float">
            <text:p>1.3479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386258" calcext:value-type="float">
            <text:p>0.0386258</text:p>
          </table:table-cell>
          <table:table-cell office:value-type="string" calcext:value-type="string">
            <text:p>e_t_SUMME:</text:p>
          </table:table-cell>
          <table:table-cell office:value-type="float" office:value="2.80058" calcext:value-type="float">
            <text:p>2.80058</text:p>
          </table:table-cell>
          <table:table-cell office:value-type="string" calcext:value-type="string">
            <text:p>e_t:</text:p>
          </table:table-cell>
          <table:table-cell office:value-type="float" office:value="0.561374" calcext:value-type="float">
            <text:p>0.561374</text:p>
          </table:table-cell>
          <table:table-cell office:value-type="string" calcext:value-type="string">
            <text:p>y_t:</text:p>
          </table:table-cell>
          <table:table-cell office:value-type="float" office:value="10.8285" calcext:value-type="float">
            <text:p>10.8285</text:p>
          </table:table-cell>
          <table:table-cell office:value-type="string" calcext:value-type="string">
            <text:p>P:</text:p>
          </table:table-cell>
          <table:table-cell office:value-type="float" office:value="1.40344" calcext:value-type="float">
            <text:p>1.40344</text:p>
          </table:table-cell>
          <table:table-cell office:value-type="string" calcext:value-type="string">
            <text:p>I:</text:p>
          </table:table-cell>
          <table:table-cell office:value-type="float" office:value="9.42506" calcext:value-type="float">
            <text:p>9.4250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21397" calcext:value-type="float">
            <text:p>0.012139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366685" calcext:value-type="float">
            <text:p>-0.03666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49107E-019" calcext:value-type="float">
            <text:p>-5.4910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453" calcext:value-type="float">
            <text:p>1.6845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27257" calcext:value-type="float">
            <text:p>0.0427257</text:p>
          </table:table-cell>
          <table:table-cell office:value-type="string" calcext:value-type="string">
            <text:p>e_t_SUMME:</text:p>
          </table:table-cell>
          <table:table-cell office:value-type="float" office:value="3.35786" calcext:value-type="float">
            <text:p>3.35786</text:p>
          </table:table-cell>
          <table:table-cell office:value-type="string" calcext:value-type="string">
            <text:p>e_t:</text:p>
          </table:table-cell>
          <table:table-cell office:value-type="float" office:value="0.557274" calcext:value-type="float">
            <text:p>0.557274</text:p>
          </table:table-cell>
          <table:table-cell office:value-type="string" calcext:value-type="string">
            <text:p>y_t:</text:p>
          </table:table-cell>
          <table:table-cell office:value-type="float" office:value="12.6937" calcext:value-type="float">
            <text:p>12.6937</text:p>
          </table:table-cell>
          <table:table-cell office:value-type="string" calcext:value-type="string">
            <text:p>P:</text:p>
          </table:table-cell>
          <table:table-cell office:value-type="float" office:value="1.39319" calcext:value-type="float">
            <text:p>1.39319</text:p>
          </table:table-cell>
          <table:table-cell office:value-type="string" calcext:value-type="string">
            <text:p>I:</text:p>
          </table:table-cell>
          <table:table-cell office:value-type="float" office:value="11.3005" calcext:value-type="float">
            <text:p>11.300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0256" calcext:value-type="float">
            <text:p>0.01025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414765" calcext:value-type="float">
            <text:p>-0.041476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25579E-019" calcext:value-type="float">
            <text:p>-5.2557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2107" calcext:value-type="float">
            <text:p>2.021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480224" calcext:value-type="float">
            <text:p>0.0480224</text:p>
          </table:table-cell>
          <table:table-cell office:value-type="string" calcext:value-type="string">
            <text:p>e_t_SUMME:</text:p>
          </table:table-cell>
          <table:table-cell office:value-type="float" office:value="3.90984" calcext:value-type="float">
            <text:p>3.90984</text:p>
          </table:table-cell>
          <table:table-cell office:value-type="string" calcext:value-type="string">
            <text:p>e_t:</text:p>
          </table:table-cell>
          <table:table-cell office:value-type="float" office:value="0.551978" calcext:value-type="float">
            <text:p>0.551978</text:p>
          </table:table-cell>
          <table:table-cell office:value-type="string" calcext:value-type="string">
            <text:p>y_t:</text:p>
          </table:table-cell>
          <table:table-cell office:value-type="float" office:value="14.5381" calcext:value-type="float">
            <text:p>14.5381</text:p>
          </table:table-cell>
          <table:table-cell office:value-type="string" calcext:value-type="string">
            <text:p>P:</text:p>
          </table:table-cell>
          <table:table-cell office:value-type="float" office:value="1.37994" calcext:value-type="float">
            <text:p>1.37994</text:p>
          </table:table-cell>
          <table:table-cell office:value-type="string" calcext:value-type="string">
            <text:p>I:</text:p>
          </table:table-cell>
          <table:table-cell office:value-type="float" office:value="13.1581" calcext:value-type="float">
            <text:p>13.158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788112" calcext:value-type="float">
            <text:p>0.007881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473713" calcext:value-type="float">
            <text:p>-0.04737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75048E-019" calcext:value-type="float">
            <text:p>-5.750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761" calcext:value-type="float">
            <text:p>2.3576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546745" calcext:value-type="float">
            <text:p>0.0546745</text:p>
          </table:table-cell>
          <table:table-cell office:value-type="string" calcext:value-type="string">
            <text:p>e_t_SUMME:</text:p>
          </table:table-cell>
          <table:table-cell office:value-type="float" office:value="4.45516" calcext:value-type="float">
            <text:p>4.45516</text:p>
          </table:table-cell>
          <table:table-cell office:value-type="string" calcext:value-type="string">
            <text:p>e_t:</text:p>
          </table:table-cell>
          <table:table-cell office:value-type="float" office:value="0.545326" calcext:value-type="float">
            <text:p>0.545326</text:p>
          </table:table-cell>
          <table:table-cell office:value-type="string" calcext:value-type="string">
            <text:p>y_t:</text:p>
          </table:table-cell>
          <table:table-cell office:value-type="float" office:value="16.3567" calcext:value-type="float">
            <text:p>16.3567</text:p>
          </table:table-cell>
          <table:table-cell office:value-type="string" calcext:value-type="string">
            <text:p>P:</text:p>
          </table:table-cell>
          <table:table-cell office:value-type="float" office:value="1.36331" calcext:value-type="float">
            <text:p>1.36331</text:p>
          </table:table-cell>
          <table:table-cell office:value-type="string" calcext:value-type="string">
            <text:p>I:</text:p>
          </table:table-cell>
          <table:table-cell office:value-type="float" office:value="14.9934" calcext:value-type="float">
            <text:p>14.993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87204" calcext:value-type="float">
            <text:p>0.008720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539745" calcext:value-type="float">
            <text:p>-0.05397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1135E-019" calcext:value-type="float">
            <text:p>-5.9113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416" calcext:value-type="float">
            <text:p>2.694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11556" calcext:value-type="float">
            <text:p>0.0611556</text:p>
          </table:table-cell>
          <table:table-cell office:value-type="string" calcext:value-type="string">
            <text:p>e_t_SUMME:</text:p>
          </table:table-cell>
          <table:table-cell office:value-type="float" office:value="4.99401" calcext:value-type="float">
            <text:p>4.99401</text:p>
          </table:table-cell>
          <table:table-cell office:value-type="string" calcext:value-type="string">
            <text:p>e_t:</text:p>
          </table:table-cell>
          <table:table-cell office:value-type="float" office:value="0.538844" calcext:value-type="float">
            <text:p>0.538844</text:p>
          </table:table-cell>
          <table:table-cell office:value-type="string" calcext:value-type="string">
            <text:p>y_t:</text:p>
          </table:table-cell>
          <table:table-cell office:value-type="float" office:value="18.1539" calcext:value-type="float">
            <text:p>18.1539</text:p>
          </table:table-cell>
          <table:table-cell office:value-type="string" calcext:value-type="string">
            <text:p>P:</text:p>
          </table:table-cell>
          <table:table-cell office:value-type="float" office:value="1.34711" calcext:value-type="float">
            <text:p>1.34711</text:p>
          </table:table-cell>
          <table:table-cell office:value-type="string" calcext:value-type="string">
            <text:p>I:</text:p>
          </table:table-cell>
          <table:table-cell office:value-type="float" office:value="16.8068" calcext:value-type="float">
            <text:p>16.806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0449" calcext:value-type="float">
            <text:p>0.0104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02563" calcext:value-type="float">
            <text:p>-0.060256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51862E-019" calcext:value-type="float">
            <text:p>-5.5186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307" calcext:value-type="float">
            <text:p>3.03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6764" calcext:value-type="float">
            <text:p>0.06764</text:p>
          </table:table-cell>
          <table:table-cell office:value-type="string" calcext:value-type="string">
            <text:p>e_t_SUMME:</text:p>
          </table:table-cell>
          <table:table-cell office:value-type="float" office:value="5.52637" calcext:value-type="float">
            <text:p>5.52637</text:p>
          </table:table-cell>
          <table:table-cell office:value-type="string" calcext:value-type="string">
            <text:p>e_t:</text:p>
          </table:table-cell>
          <table:table-cell office:value-type="float" office:value="0.53236" calcext:value-type="float">
            <text:p>0.53236</text:p>
          </table:table-cell>
          <table:table-cell office:value-type="string" calcext:value-type="string">
            <text:p>y_t:</text:p>
          </table:table-cell>
          <table:table-cell office:value-type="float" office:value="19.9293" calcext:value-type="float">
            <text:p>19.9293</text:p>
          </table:table-cell>
          <table:table-cell office:value-type="string" calcext:value-type="string">
            <text:p>P:</text:p>
          </table:table-cell>
          <table:table-cell office:value-type="float" office:value="1.3309" calcext:value-type="float">
            <text:p>1.3309</text:p>
          </table:table-cell>
          <table:table-cell office:value-type="string" calcext:value-type="string">
            <text:p>I:</text:p>
          </table:table-cell>
          <table:table-cell office:value-type="float" office:value="18.5984" calcext:value-type="float">
            <text:p>18.598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4056" calcext:value-type="float">
            <text:p>0.01405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661634" calcext:value-type="float">
            <text:p>-0.06616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0744E-019" calcext:value-type="float">
            <text:p>-5.8074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725" calcext:value-type="float">
            <text:p>3.3672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750875" calcext:value-type="float">
            <text:p>0.0750875</text:p>
          </table:table-cell>
          <table:table-cell office:value-type="string" calcext:value-type="string">
            <text:p>e_t_SUMME:</text:p>
          </table:table-cell>
          <table:table-cell office:value-type="float" office:value="6.05128" calcext:value-type="float">
            <text:p>6.05128</text:p>
          </table:table-cell>
          <table:table-cell office:value-type="string" calcext:value-type="string">
            <text:p>e_t:</text:p>
          </table:table-cell>
          <table:table-cell office:value-type="float" office:value="0.524912" calcext:value-type="float">
            <text:p>0.524912</text:p>
          </table:table-cell>
          <table:table-cell office:value-type="string" calcext:value-type="string">
            <text:p>y_t:</text:p>
          </table:table-cell>
          <table:table-cell office:value-type="float" office:value="21.6772" calcext:value-type="float">
            <text:p>21.6772</text:p>
          </table:table-cell>
          <table:table-cell office:value-type="string" calcext:value-type="string">
            <text:p>P:</text:p>
          </table:table-cell>
          <table:table-cell office:value-type="float" office:value="1.31228" calcext:value-type="float">
            <text:p>1.31228</text:p>
          </table:table-cell>
          <table:table-cell office:value-type="string" calcext:value-type="string">
            <text:p>I:</text:p>
          </table:table-cell>
          <table:table-cell office:value-type="float" office:value="20.3649" calcext:value-type="float">
            <text:p>20.36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87613" calcext:value-type="float">
            <text:p>0.018761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727059" calcext:value-type="float">
            <text:p>-0.07270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78492E-019" calcext:value-type="float">
            <text:p>-5.7849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379" calcext:value-type="float">
            <text:p>3.703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832934" calcext:value-type="float">
            <text:p>0.0832934</text:p>
          </table:table-cell>
          <table:table-cell office:value-type="string" calcext:value-type="string">
            <text:p>e_t_SUMME:</text:p>
          </table:table-cell>
          <table:table-cell office:value-type="float" office:value="6.56799" calcext:value-type="float">
            <text:p>6.56799</text:p>
          </table:table-cell>
          <table:table-cell office:value-type="string" calcext:value-type="string">
            <text:p>e_t:</text:p>
          </table:table-cell>
          <table:table-cell office:value-type="float" office:value="0.516707" calcext:value-type="float">
            <text:p>0.516707</text:p>
          </table:table-cell>
          <table:table-cell office:value-type="string" calcext:value-type="string">
            <text:p>y_t:</text:p>
          </table:table-cell>
          <table:table-cell office:value-type="float" office:value="23.3956" calcext:value-type="float">
            <text:p>23.3956</text:p>
          </table:table-cell>
          <table:table-cell office:value-type="string" calcext:value-type="string">
            <text:p>P:</text:p>
          </table:table-cell>
          <table:table-cell office:value-type="float" office:value="1.29177" calcext:value-type="float">
            <text:p>1.29177</text:p>
          </table:table-cell>
          <table:table-cell office:value-type="string" calcext:value-type="string">
            <text:p>I:</text:p>
          </table:table-cell>
          <table:table-cell office:value-type="float" office:value="22.1038" calcext:value-type="float">
            <text:p>22.103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6092" calcext:value-type="float">
            <text:p>0.02460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79575" calcext:value-type="float">
            <text:p>-0.07957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96803E-019" calcext:value-type="float">
            <text:p>-5.9680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4033" calcext:value-type="float">
            <text:p>4.040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0919989" calcext:value-type="float">
            <text:p>0.0919989</text:p>
          </table:table-cell>
          <table:table-cell office:value-type="string" calcext:value-type="string">
            <text:p>e_t_SUMME:</text:p>
          </table:table-cell>
          <table:table-cell office:value-type="float" office:value="7.07599" calcext:value-type="float">
            <text:p>7.07599</text:p>
          </table:table-cell>
          <table:table-cell office:value-type="string" calcext:value-type="string">
            <text:p>e_t:</text:p>
          </table:table-cell>
          <table:table-cell office:value-type="float" office:value="0.508001" calcext:value-type="float">
            <text:p>0.508001</text:p>
          </table:table-cell>
          <table:table-cell office:value-type="string" calcext:value-type="string">
            <text:p>y_t:</text:p>
          </table:table-cell>
          <table:table-cell office:value-type="float" office:value="25.0835" calcext:value-type="float">
            <text:p>25.0835</text:p>
          </table:table-cell>
          <table:table-cell office:value-type="string" calcext:value-type="string">
            <text:p>P: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I:</text:p>
          </table:table-cell>
          <table:table-cell office:value-type="float" office:value="23.8135" calcext:value-type="float">
            <text:p>23.813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20452" calcext:value-type="float">
            <text:p>0.032045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862374" calcext:value-type="float">
            <text:p>-0.08623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5.89431E-019" calcext:value-type="float">
            <text:p>-5.8943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688" calcext:value-type="float">
            <text:p>4.3768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02094" calcext:value-type="float">
            <text:p>0.102094</text:p>
          </table:table-cell>
          <table:table-cell office:value-type="string" calcext:value-type="string">
            <text:p>e_t_SUMME:</text:p>
          </table:table-cell>
          <table:table-cell office:value-type="float" office:value="7.57389" calcext:value-type="float">
            <text:p>7.57389</text:p>
          </table:table-cell>
          <table:table-cell office:value-type="string" calcext:value-type="string">
            <text:p>e_t:</text:p>
          </table:table-cell>
          <table:table-cell office:value-type="float" office:value="0.497906" calcext:value-type="float">
            <text:p>0.497906</text:p>
          </table:table-cell>
          <table:table-cell office:value-type="string" calcext:value-type="string">
            <text:p>y_t:</text:p>
          </table:table-cell>
          <table:table-cell office:value-type="float" office:value="26.7339" calcext:value-type="float">
            <text:p>26.7339</text:p>
          </table:table-cell>
          <table:table-cell office:value-type="string" calcext:value-type="string">
            <text:p>P:</text:p>
          </table:table-cell>
          <table:table-cell office:value-type="float" office:value="1.24477" calcext:value-type="float">
            <text:p>1.24477</text:p>
          </table:table-cell>
          <table:table-cell office:value-type="string" calcext:value-type="string">
            <text:p>I:</text:p>
          </table:table-cell>
          <table:table-cell office:value-type="float" office:value="25.4891" calcext:value-type="float">
            <text:p>25.489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8819" calcext:value-type="float">
            <text:p>0.03988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0939817" calcext:value-type="float">
            <text:p>-0.093981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26387E-019" calcext:value-type="float">
            <text:p>-6.2638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155" calcext:value-type="float">
            <text:p>4.7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12764" calcext:value-type="float">
            <text:p>0.112764</text:p>
          </table:table-cell>
          <table:table-cell office:value-type="string" calcext:value-type="string">
            <text:p>e_t_SUMME:</text:p>
          </table:table-cell>
          <table:table-cell office:value-type="float" office:value="8.06113" calcext:value-type="float">
            <text:p>8.06113</text:p>
          </table:table-cell>
          <table:table-cell office:value-type="string" calcext:value-type="string">
            <text:p>e_t:</text:p>
          </table:table-cell>
          <table:table-cell office:value-type="float" office:value="0.487236" calcext:value-type="float">
            <text:p>0.487236</text:p>
          </table:table-cell>
          <table:table-cell office:value-type="string" calcext:value-type="string">
            <text:p>y_t:</text:p>
          </table:table-cell>
          <table:table-cell office:value-type="float" office:value="28.3469" calcext:value-type="float">
            <text:p>28.3469</text:p>
          </table:table-cell>
          <table:table-cell office:value-type="string" calcext:value-type="string">
            <text:p>P:</text:p>
          </table:table-cell>
          <table:table-cell office:value-type="float" office:value="1.21809" calcext:value-type="float">
            <text:p>1.21809</text:p>
          </table:table-cell>
          <table:table-cell office:value-type="string" calcext:value-type="string">
            <text:p>I:</text:p>
          </table:table-cell>
          <table:table-cell office:value-type="float" office:value="27.1289" calcext:value-type="float">
            <text:p>27.128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84329" calcext:value-type="float">
            <text:p>0.038432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06013" calcext:value-type="float">
            <text:p>-0.1060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25825E-019" calcext:value-type="float">
            <text:p>-6.2582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1" calcext:value-type="float">
            <text:p>5.04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23496" calcext:value-type="float">
            <text:p>0.123496</text:p>
          </table:table-cell>
          <table:table-cell office:value-type="string" calcext:value-type="string">
            <text:p>e_t_SUMME:</text:p>
          </table:table-cell>
          <table:table-cell office:value-type="float" office:value="8.53763" calcext:value-type="float">
            <text:p>8.53763</text:p>
          </table:table-cell>
          <table:table-cell office:value-type="string" calcext:value-type="string">
            <text:p>e_t:</text:p>
          </table:table-cell>
          <table:table-cell office:value-type="float" office:value="0.476504" calcext:value-type="float">
            <text:p>0.476504</text:p>
          </table:table-cell>
          <table:table-cell office:value-type="string" calcext:value-type="string">
            <text:p>y_t:</text:p>
          </table:table-cell>
          <table:table-cell office:value-type="float" office:value="29.9237" calcext:value-type="float">
            <text:p>29.9237</text:p>
          </table:table-cell>
          <table:table-cell office:value-type="string" calcext:value-type="string">
            <text:p>P:</text:p>
          </table:table-cell>
          <table:table-cell office:value-type="float" office:value="1.19126" calcext:value-type="float">
            <text:p>1.19126</text:p>
          </table:table-cell>
          <table:table-cell office:value-type="string" calcext:value-type="string">
            <text:p>I:</text:p>
          </table:table-cell>
          <table:table-cell office:value-type="float" office:value="28.7325" calcext:value-type="float">
            <text:p>28.732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599" calcext:value-type="float">
            <text:p>0.0159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22457" calcext:value-type="float">
            <text:p>-0.1224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6.7663E-019" calcext:value-type="float">
            <text:p>-6.766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464" calcext:value-type="float">
            <text:p>5.384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32338" calcext:value-type="float">
            <text:p>0.132338</text:p>
          </table:table-cell>
          <table:table-cell office:value-type="string" calcext:value-type="string">
            <text:p>e_t_SUMME:</text:p>
          </table:table-cell>
          <table:table-cell office:value-type="float" office:value="9.00529" calcext:value-type="float">
            <text:p>9.00529</text:p>
          </table:table-cell>
          <table:table-cell office:value-type="string" calcext:value-type="string">
            <text:p>e_t:</text:p>
          </table:table-cell>
          <table:table-cell office:value-type="float" office:value="0.467662" calcext:value-type="float">
            <text:p>0.467662</text:p>
          </table:table-cell>
          <table:table-cell office:value-type="string" calcext:value-type="string">
            <text:p>y_t:</text:p>
          </table:table-cell>
          <table:table-cell office:value-type="float" office:value="31.4755" calcext:value-type="float">
            <text:p>31.4755</text:p>
          </table:table-cell>
          <table:table-cell office:value-type="string" calcext:value-type="string">
            <text:p>P:</text:p>
          </table:table-cell>
          <table:table-cell office:value-type="float" office:value="1.16915" calcext:value-type="float">
            <text:p>1.16915</text:p>
          </table:table-cell>
          <table:table-cell office:value-type="string" calcext:value-type="string">
            <text:p>I:</text:p>
          </table:table-cell>
          <table:table-cell office:value-type="float" office:value="30.3063" calcext:value-type="float">
            <text:p>30.306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862827" calcext:value-type="float">
            <text:p>-0.008628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32057" calcext:value-type="float">
            <text:p>-0.1320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27408E-019" calcext:value-type="float">
            <text:p>-7.2740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18" calcext:value-type="float">
            <text:p>5.721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37854" calcext:value-type="float">
            <text:p>0.137854</text:p>
          </table:table-cell>
          <table:table-cell office:value-type="string" calcext:value-type="string">
            <text:p>e_t_SUMME:</text:p>
          </table:table-cell>
          <table:table-cell office:value-type="float" office:value="9.46744" calcext:value-type="float">
            <text:p>9.46744</text:p>
          </table:table-cell>
          <table:table-cell office:value-type="string" calcext:value-type="string">
            <text:p>e_t:</text:p>
          </table:table-cell>
          <table:table-cell office:value-type="float" office:value="0.462146" calcext:value-type="float">
            <text:p>0.462146</text:p>
          </table:table-cell>
          <table:table-cell office:value-type="string" calcext:value-type="string">
            <text:p>y_t:</text:p>
          </table:table-cell>
          <table:table-cell office:value-type="float" office:value="33.017" calcext:value-type="float">
            <text:p>33.017</text:p>
          </table:table-cell>
          <table:table-cell office:value-type="string" calcext:value-type="string">
            <text:p>P:</text:p>
          </table:table-cell>
          <table:table-cell office:value-type="float" office:value="1.15536" calcext:value-type="float">
            <text:p>1.15536</text:p>
          </table:table-cell>
          <table:table-cell office:value-type="string" calcext:value-type="string">
            <text:p>I:</text:p>
          </table:table-cell>
          <table:table-cell office:value-type="float" office:value="31.8616" calcext:value-type="float">
            <text:p>31.861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144393" calcext:value-type="float">
            <text:p>-0.014439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37096" calcext:value-type="float">
            <text:p>-0.13709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04656E-019" calcext:value-type="float">
            <text:p>-7.0465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773" calcext:value-type="float">
            <text:p>6.057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42474" calcext:value-type="float">
            <text:p>0.142474</text:p>
          </table:table-cell>
          <table:table-cell office:value-type="string" calcext:value-type="string">
            <text:p>e_t_SUMME:</text:p>
          </table:table-cell>
          <table:table-cell office:value-type="float" office:value="9.92497" calcext:value-type="float">
            <text:p>9.92497</text:p>
          </table:table-cell>
          <table:table-cell office:value-type="string" calcext:value-type="string">
            <text:p>e_t:</text:p>
          </table:table-cell>
          <table:table-cell office:value-type="float" office:value="0.457526" calcext:value-type="float">
            <text:p>0.457526</text:p>
          </table:table-cell>
          <table:table-cell office:value-type="string" calcext:value-type="string">
            <text:p>y_t:</text:p>
          </table:table-cell>
          <table:table-cell office:value-type="float" office:value="34.5452" calcext:value-type="float">
            <text:p>34.5452</text:p>
          </table:table-cell>
          <table:table-cell office:value-type="string" calcext:value-type="string">
            <text:p>P:</text:p>
          </table:table-cell>
          <table:table-cell office:value-type="float" office:value="1.14382" calcext:value-type="float">
            <text:p>1.14382</text:p>
          </table:table-cell>
          <table:table-cell office:value-type="string" calcext:value-type="string">
            <text:p>I:</text:p>
          </table:table-cell>
          <table:table-cell office:value-type="float" office:value="33.4014" calcext:value-type="float">
            <text:p>33.401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57206" calcext:value-type="float">
            <text:p>-0.005720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2359" calcext:value-type="float">
            <text:p>-0.14235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09057E-019" calcext:value-type="float">
            <text:p>-7.09057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27" calcext:value-type="float">
            <text:p>6.394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50278" calcext:value-type="float">
            <text:p>0.150278</text:p>
          </table:table-cell>
          <table:table-cell office:value-type="string" calcext:value-type="string">
            <text:p>e_t_SUMME:</text:p>
          </table:table-cell>
          <table:table-cell office:value-type="float" office:value="10.3747" calcext:value-type="float">
            <text:p>10.3747</text:p>
          </table:table-cell>
          <table:table-cell office:value-type="string" calcext:value-type="string">
            <text:p>e_t:</text:p>
          </table:table-cell>
          <table:table-cell office:value-type="float" office:value="0.449722" calcext:value-type="float">
            <text:p>0.449722</text:p>
          </table:table-cell>
          <table:table-cell office:value-type="string" calcext:value-type="string">
            <text:p>y_t:</text:p>
          </table:table-cell>
          <table:table-cell office:value-type="float" office:value="36.0392" calcext:value-type="float">
            <text:p>36.0392</text:p>
          </table:table-cell>
          <table:table-cell office:value-type="string" calcext:value-type="string">
            <text:p>P:</text:p>
          </table:table-cell>
          <table:table-cell office:value-type="float" office:value="1.12431" calcext:value-type="float">
            <text:p>1.12431</text:p>
          </table:table-cell>
          <table:table-cell office:value-type="string" calcext:value-type="string">
            <text:p>I:</text:p>
          </table:table-cell>
          <table:table-cell office:value-type="float" office:value="34.9149" calcext:value-type="float">
            <text:p>34.914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0747839" calcext:value-type="float">
            <text:p>0.007478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0092" calcext:value-type="float">
            <text:p>-0.15009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39823E-019" calcext:value-type="float">
            <text:p>-7.39823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082" calcext:value-type="float">
            <text:p>6.730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1436" calcext:value-type="float">
            <text:p>0.161436</text:p>
          </table:table-cell>
          <table:table-cell office:value-type="string" calcext:value-type="string">
            <text:p>e_t_SUMME:</text:p>
          </table:table-cell>
          <table:table-cell office:value-type="float" office:value="10.8133" calcext:value-type="float">
            <text:p>10.8133</text:p>
          </table:table-cell>
          <table:table-cell office:value-type="string" calcext:value-type="string">
            <text:p>e_t:</text:p>
          </table:table-cell>
          <table:table-cell office:value-type="float" office:value="0.438564" calcext:value-type="float">
            <text:p>0.438564</text:p>
          </table:table-cell>
          <table:table-cell office:value-type="string" calcext:value-type="string">
            <text:p>y_t:</text:p>
          </table:table-cell>
          <table:table-cell office:value-type="float" office:value="37.4872" calcext:value-type="float">
            <text:p>37.4872</text:p>
          </table:table-cell>
          <table:table-cell office:value-type="string" calcext:value-type="string">
            <text:p>P:</text:p>
          </table:table-cell>
          <table:table-cell office:value-type="float" office:value="1.09641" calcext:value-type="float">
            <text:p>1.09641</text:p>
          </table:table-cell>
          <table:table-cell office:value-type="string" calcext:value-type="string">
            <text:p>I:</text:p>
          </table:table-cell>
          <table:table-cell office:value-type="float" office:value="36.3908" calcext:value-type="float">
            <text:p>36.390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187276" calcext:value-type="float">
            <text:p>0.018727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0346" calcext:value-type="float">
            <text:p>-0.1603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22414E-019" calcext:value-type="float">
            <text:p>-7.2241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736" calcext:value-type="float">
            <text:p>7.067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1827" calcext:value-type="float">
            <text:p>0.171827</text:p>
          </table:table-cell>
          <table:table-cell office:value-type="string" calcext:value-type="string">
            <text:p>e_t_SUMME:</text:p>
          </table:table-cell>
          <table:table-cell office:value-type="float" office:value="11.2414" calcext:value-type="float">
            <text:p>11.2414</text:p>
          </table:table-cell>
          <table:table-cell office:value-type="string" calcext:value-type="string">
            <text:p>e_t:</text:p>
          </table:table-cell>
          <table:table-cell office:value-type="float" office:value="0.428173" calcext:value-type="float">
            <text:p>0.428173</text:p>
          </table:table-cell>
          <table:table-cell office:value-type="string" calcext:value-type="string">
            <text:p>y_t:</text:p>
          </table:table-cell>
          <table:table-cell office:value-type="float" office:value="38.9022" calcext:value-type="float">
            <text:p>38.9022</text:p>
          </table:table-cell>
          <table:table-cell office:value-type="string" calcext:value-type="string">
            <text:p>P:</text:p>
          </table:table-cell>
          <table:table-cell office:value-type="float" office:value="1.07043" calcext:value-type="float">
            <text:p>1.07043</text:p>
          </table:table-cell>
          <table:table-cell office:value-type="string" calcext:value-type="string">
            <text:p>I:</text:p>
          </table:table-cell>
          <table:table-cell office:value-type="float" office:value="37.8318" calcext:value-type="float">
            <text:p>37.831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6786" calcext:value-type="float">
            <text:p>0.026678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9743" calcext:value-type="float">
            <text:p>-0.16974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7.94048E-019" calcext:value-type="float">
            <text:p>-7.940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39" calcext:value-type="float">
            <text:p>7.40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9912" calcext:value-type="float">
            <text:p>0.179912</text:p>
          </table:table-cell>
          <table:table-cell office:value-type="string" calcext:value-type="string">
            <text:p>e_t_SUMME:</text:p>
          </table:table-cell>
          <table:table-cell office:value-type="float" office:value="11.6615" calcext:value-type="float">
            <text:p>11.6615</text:p>
          </table:table-cell>
          <table:table-cell office:value-type="string" calcext:value-type="string">
            <text:p>e_t:</text:p>
          </table:table-cell>
          <table:table-cell office:value-type="float" office:value="0.420088" calcext:value-type="float">
            <text:p>0.420088</text:p>
          </table:table-cell>
          <table:table-cell office:value-type="string" calcext:value-type="string">
            <text:p>y_t:</text:p>
          </table:table-cell>
          <table:table-cell office:value-type="float" office:value="40.2958" calcext:value-type="float">
            <text:p>40.2958</text:p>
          </table:table-cell>
          <table:table-cell office:value-type="string" calcext:value-type="string">
            <text:p>P:</text:p>
          </table:table-cell>
          <table:table-cell office:value-type="float" office:value="1.05022" calcext:value-type="float">
            <text:p>1.05022</text:p>
          </table:table-cell>
          <table:table-cell office:value-type="string" calcext:value-type="string">
            <text:p>I:</text:p>
          </table:table-cell>
          <table:table-cell office:value-type="float" office:value="39.2456" calcext:value-type="float">
            <text:p>39.245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07715" calcext:value-type="float">
            <text:p>0.03077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7261" calcext:value-type="float">
            <text:p>-0.1772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8.3669E-019" calcext:value-type="float">
            <text:p>-8.366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45" calcext:value-type="float">
            <text:p>7.740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528" calcext:value-type="float">
            <text:p>0.18528</text:p>
          </table:table-cell>
          <table:table-cell office:value-type="string" calcext:value-type="string">
            <text:p>e_t_SUMME:</text:p>
          </table:table-cell>
          <table:table-cell office:value-type="float" office:value="12.0762" calcext:value-type="float">
            <text:p>12.0762</text:p>
          </table:table-cell>
          <table:table-cell office:value-type="string" calcext:value-type="string">
            <text:p>e_t:</text:p>
          </table:table-cell>
          <table:table-cell office:value-type="float" office:value="0.41472" calcext:value-type="float">
            <text:p>0.41472</text:p>
          </table:table-cell>
          <table:table-cell office:value-type="string" calcext:value-type="string">
            <text:p>y_t:</text:p>
          </table:table-cell>
          <table:table-cell office:value-type="float" office:value="41.678" calcext:value-type="float">
            <text:p>41.678</text:p>
          </table:table-cell>
          <table:table-cell office:value-type="string" calcext:value-type="string">
            <text:p>P:</text:p>
          </table:table-cell>
          <table:table-cell office:value-type="float" office:value="1.0368" calcext:value-type="float">
            <text:p>1.0368</text:p>
          </table:table-cell>
          <table:table-cell office:value-type="string" calcext:value-type="string">
            <text:p>I:</text:p>
          </table:table-cell>
          <table:table-cell office:value-type="float" office:value="40.6413" calcext:value-type="float">
            <text:p>40.641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3692" calcext:value-type="float">
            <text:p>0.0336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2191" calcext:value-type="float">
            <text:p>-0.1821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22741E-019" calcext:value-type="float">
            <text:p>-9.2274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699" calcext:value-type="float">
            <text:p>8.076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9898" calcext:value-type="float">
            <text:p>0.189898</text:p>
          </table:table-cell>
          <table:table-cell office:value-type="string" calcext:value-type="string">
            <text:p>e_t_SUMME:</text:p>
          </table:table-cell>
          <table:table-cell office:value-type="float" office:value="12.4863" calcext:value-type="float">
            <text:p>12.4863</text:p>
          </table:table-cell>
          <table:table-cell office:value-type="string" calcext:value-type="string">
            <text:p>e_t:</text:p>
          </table:table-cell>
          <table:table-cell office:value-type="float" office:value="0.410102" calcext:value-type="float">
            <text:p>0.410102</text:p>
          </table:table-cell>
          <table:table-cell office:value-type="string" calcext:value-type="string">
            <text:p>y_t:</text:p>
          </table:table-cell>
          <table:table-cell office:value-type="float" office:value="43.0467" calcext:value-type="float">
            <text:p>43.0467</text:p>
          </table:table-cell>
          <table:table-cell office:value-type="string" calcext:value-type="string">
            <text:p>P:</text:p>
          </table:table-cell>
          <table:table-cell office:value-type="float" office:value="1.02525" calcext:value-type="float">
            <text:p>1.02525</text:p>
          </table:table-cell>
          <table:table-cell office:value-type="string" calcext:value-type="string">
            <text:p>I:</text:p>
          </table:table-cell>
          <table:table-cell office:value-type="float" office:value="42.0214" calcext:value-type="float">
            <text:p>42.0214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71538" calcext:value-type="float">
            <text:p>0.03715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6228" calcext:value-type="float">
            <text:p>-0.1862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8.9606E-019" calcext:value-type="float">
            <text:p>-8.960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54" calcext:value-type="float">
            <text:p>8.413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91686" calcext:value-type="float">
            <text:p>0.191686</text:p>
          </table:table-cell>
          <table:table-cell office:value-type="string" calcext:value-type="string">
            <text:p>e_t_SUMME:</text:p>
          </table:table-cell>
          <table:table-cell office:value-type="float" office:value="12.8946" calcext:value-type="float">
            <text:p>12.8946</text:p>
          </table:table-cell>
          <table:table-cell office:value-type="string" calcext:value-type="string">
            <text:p>e_t:</text:p>
          </table:table-cell>
          <table:table-cell office:value-type="float" office:value="0.408315" calcext:value-type="float">
            <text:p>0.408315</text:p>
          </table:table-cell>
          <table:table-cell office:value-type="string" calcext:value-type="string">
            <text:p>y_t:</text:p>
          </table:table-cell>
          <table:table-cell office:value-type="float" office:value="44.4163" calcext:value-type="float">
            <text:p>44.4163</text:p>
          </table:table-cell>
          <table:table-cell office:value-type="string" calcext:value-type="string">
            <text:p>P:</text:p>
          </table:table-cell>
          <table:table-cell office:value-type="float" office:value="1.02079" calcext:value-type="float">
            <text:p>1.02079</text:p>
          </table:table-cell>
          <table:table-cell office:value-type="string" calcext:value-type="string">
            <text:p>I:</text:p>
          </table:table-cell>
          <table:table-cell office:value-type="float" office:value="43.3955" calcext:value-type="float">
            <text:p>43.395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40008" calcext:value-type="float">
            <text:p>0.04400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6567" calcext:value-type="float">
            <text:p>-0.18656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3765E-019" calcext:value-type="float">
            <text:p>-9.376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08" calcext:value-type="float">
            <text:p>8.750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8964" calcext:value-type="float">
            <text:p>0.188964</text:p>
          </table:table-cell>
          <table:table-cell office:value-type="string" calcext:value-type="string">
            <text:p>e_t_SUMME:</text:p>
          </table:table-cell>
          <table:table-cell office:value-type="float" office:value="13.3057" calcext:value-type="float">
            <text:p>13.3057</text:p>
          </table:table-cell>
          <table:table-cell office:value-type="string" calcext:value-type="string">
            <text:p>e_t:</text:p>
          </table:table-cell>
          <table:table-cell office:value-type="float" office:value="0.411036" calcext:value-type="float">
            <text:p>0.411036</text:p>
          </table:table-cell>
          <table:table-cell office:value-type="string" calcext:value-type="string">
            <text:p>y_t:</text:p>
          </table:table-cell>
          <table:table-cell office:value-type="float" office:value="45.8064" calcext:value-type="float">
            <text:p>45.8064</text:p>
          </table:table-cell>
          <table:table-cell office:value-type="string" calcext:value-type="string">
            <text:p>P:</text:p>
          </table:table-cell>
          <table:table-cell office:value-type="float" office:value="1.02759" calcext:value-type="float">
            <text:p>1.02759</text:p>
          </table:table-cell>
          <table:table-cell office:value-type="string" calcext:value-type="string">
            <text:p>I:</text:p>
          </table:table-cell>
          <table:table-cell office:value-type="float" office:value="44.7788" calcext:value-type="float">
            <text:p>44.778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64664" calcext:value-type="float">
            <text:p>0.046466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3161" calcext:value-type="float">
            <text:p>-0.18316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619E-019" calcext:value-type="float">
            <text:p>-9.68619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63" calcext:value-type="float">
            <text:p>9.086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2641" calcext:value-type="float">
            <text:p>0.182641</text:p>
          </table:table-cell>
          <table:table-cell office:value-type="string" calcext:value-type="string">
            <text:p>e_t_SUMME:</text:p>
          </table:table-cell>
          <table:table-cell office:value-type="float" office:value="13.723" calcext:value-type="float">
            <text:p>13.723</text:p>
          </table:table-cell>
          <table:table-cell office:value-type="string" calcext:value-type="string">
            <text:p>e_t:</text:p>
          </table:table-cell>
          <table:table-cell office:value-type="float" office:value="0.417359" calcext:value-type="float">
            <text:p>0.417359</text:p>
          </table:table-cell>
          <table:table-cell office:value-type="string" calcext:value-type="string">
            <text:p>y_t:</text:p>
          </table:table-cell>
          <table:table-cell office:value-type="float" office:value="47.2268" calcext:value-type="float">
            <text:p>47.2268</text:p>
          </table:table-cell>
          <table:table-cell office:value-type="string" calcext:value-type="string">
            <text:p>P:</text:p>
          </table:table-cell>
          <table:table-cell office:value-type="float" office:value="1.0434" calcext:value-type="float">
            <text:p>1.0434</text:p>
          </table:table-cell>
          <table:table-cell office:value-type="string" calcext:value-type="string">
            <text:p>I:</text:p>
          </table:table-cell>
          <table:table-cell office:value-type="float" office:value="46.1834" calcext:value-type="float">
            <text:p>46.18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64525" calcext:value-type="float">
            <text:p>0.046452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6635" calcext:value-type="float">
            <text:p>-0.17663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092E-018" calcext:value-type="float">
            <text:p>-1.020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317" calcext:value-type="float">
            <text:p>9.423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2534" calcext:value-type="float">
            <text:p>0.172534</text:p>
          </table:table-cell>
          <table:table-cell office:value-type="string" calcext:value-type="string">
            <text:p>e_t_SUMME:</text:p>
          </table:table-cell>
          <table:table-cell office:value-type="float" office:value="14.1505" calcext:value-type="float">
            <text:p>14.1505</text:p>
          </table:table-cell>
          <table:table-cell office:value-type="string" calcext:value-type="string">
            <text:p>e_t:</text:p>
          </table:table-cell>
          <table:table-cell office:value-type="float" office:value="0.427466" calcext:value-type="float">
            <text:p>0.427466</text:p>
          </table:table-cell>
          <table:table-cell office:value-type="string" calcext:value-type="string">
            <text:p>y_t:</text:p>
          </table:table-cell>
          <table:table-cell office:value-type="float" office:value="48.6907" calcext:value-type="float">
            <text:p>48.6907</text:p>
          </table:table-cell>
          <table:table-cell office:value-type="string" calcext:value-type="string">
            <text:p>P:</text:p>
          </table:table-cell>
          <table:table-cell office:value-type="float" office:value="1.06866" calcext:value-type="float">
            <text:p>1.06866</text:p>
          </table:table-cell>
          <table:table-cell office:value-type="string" calcext:value-type="string">
            <text:p>I:</text:p>
          </table:table-cell>
          <table:table-cell office:value-type="float" office:value="47.622" calcext:value-type="float">
            <text:p>47.62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50539" calcext:value-type="float">
            <text:p>0.04505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548" calcext:value-type="float">
            <text:p>-0.1665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574E-018" calcext:value-type="float">
            <text:p>-1.035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5971" calcext:value-type="float">
            <text:p>9.759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076" calcext:value-type="float">
            <text:p>0.16076</text:p>
          </table:table-cell>
          <table:table-cell office:value-type="string" calcext:value-type="string">
            <text:p>e_t_SUMME:</text:p>
          </table:table-cell>
          <table:table-cell office:value-type="float" office:value="14.5898" calcext:value-type="float">
            <text:p>14.5898</text:p>
          </table:table-cell>
          <table:table-cell office:value-type="string" calcext:value-type="string">
            <text:p>e_t:</text:p>
          </table:table-cell>
          <table:table-cell office:value-type="float" office:value="0.43924" calcext:value-type="float">
            <text:p>0.43924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981" calcext:value-type="float">
            <text:p>1.0981</text:p>
          </table:table-cell>
          <table:table-cell office:value-type="string" calcext:value-type="string">
            <text:p>I:</text:p>
          </table:table-cell>
          <table:table-cell office:value-type="float" office:value="49.1002" calcext:value-type="float">
            <text:p>49.100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12079" calcext:value-type="float">
            <text:p>0.04120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5389" calcext:value-type="float">
            <text:p>-0.1553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946E-019" calcext:value-type="float">
            <text:p>-9.794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63" calcext:value-type="float">
            <text:p>10.09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5613" calcext:value-type="float">
            <text:p>0.15613</text:p>
          </table:table-cell>
          <table:table-cell office:value-type="string" calcext:value-type="string">
            <text:p>e_t_SUMME:</text:p>
          </table:table-cell>
          <table:table-cell office:value-type="float" office:value="15.0336" calcext:value-type="float">
            <text:p>15.0336</text:p>
          </table:table-cell>
          <table:table-cell office:value-type="string" calcext:value-type="string">
            <text:p>e_t:</text:p>
          </table:table-cell>
          <table:table-cell office:value-type="float" office:value="0.44387" calcext:value-type="float">
            <text:p>0.44387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10967" calcext:value-type="float">
            <text:p>1.10967</text:p>
          </table:table-cell>
          <table:table-cell office:value-type="string" calcext:value-type="string">
            <text:p>I:</text:p>
          </table:table-cell>
          <table:table-cell office:value-type="float" office:value="50.594" calcext:value-type="float">
            <text:p>50.59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51803" calcext:value-type="float">
            <text:p>0.04518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4945" calcext:value-type="float">
            <text:p>-0.149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854E-018" calcext:value-type="float">
            <text:p>-1.038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28" calcext:value-type="float">
            <text:p>10.43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6537" calcext:value-type="float">
            <text:p>0.166537</text:p>
          </table:table-cell>
          <table:table-cell office:value-type="string" calcext:value-type="string">
            <text:p>e_t_SUMME:</text:p>
          </table:table-cell>
          <table:table-cell office:value-type="float" office:value="15.4671" calcext:value-type="float">
            <text:p>15.4671</text:p>
          </table:table-cell>
          <table:table-cell office:value-type="string" calcext:value-type="string">
            <text:p>e_t:</text:p>
          </table:table-cell>
          <table:table-cell office:value-type="float" office:value="0.433463" calcext:value-type="float">
            <text:p>0.433463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8366" calcext:value-type="float">
            <text:p>1.08366</text:p>
          </table:table-cell>
          <table:table-cell office:value-type="string" calcext:value-type="string">
            <text:p>I:</text:p>
          </table:table-cell>
          <table:table-cell office:value-type="float" office:value="52.0528" calcext:value-type="float">
            <text:p>52.052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23565" calcext:value-type="float">
            <text:p>0.06235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54422" calcext:value-type="float">
            <text:p>-0.15442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6174E-019" calcext:value-type="float">
            <text:p>-9.76174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693" calcext:value-type="float">
            <text:p>10.769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53" calcext:value-type="float">
            <text:p>0.1753</text:p>
          </table:table-cell>
          <table:table-cell office:value-type="string" calcext:value-type="string">
            <text:p>e_t_SUMME:</text:p>
          </table:table-cell>
          <table:table-cell office:value-type="float" office:value="15.8918" calcext:value-type="float">
            <text:p>15.8918</text:p>
          </table:table-cell>
          <table:table-cell office:value-type="string" calcext:value-type="string">
            <text:p>e_t:</text:p>
          </table:table-cell>
          <table:table-cell office:value-type="float" office:value="0.4247" calcext:value-type="float">
            <text:p>0.4247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175" calcext:value-type="float">
            <text:p>1.06175</text:p>
          </table:table-cell>
          <table:table-cell office:value-type="string" calcext:value-type="string">
            <text:p>I:</text:p>
          </table:table-cell>
          <table:table-cell office:value-type="float" office:value="53.4821" calcext:value-type="float">
            <text:p>53.482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01473" calcext:value-type="float">
            <text:p>0.07014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0653" calcext:value-type="float">
            <text:p>-0.16065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214E-018" calcext:value-type="float">
            <text:p>-1.0321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59" calcext:value-type="float">
            <text:p>11.105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9322" calcext:value-type="float">
            <text:p>0.179322</text:p>
          </table:table-cell>
          <table:table-cell office:value-type="string" calcext:value-type="string">
            <text:p>e_t_SUMME:</text:p>
          </table:table-cell>
          <table:table-cell office:value-type="float" office:value="16.3125" calcext:value-type="float">
            <text:p>16.3125</text:p>
          </table:table-cell>
          <table:table-cell office:value-type="string" calcext:value-type="string">
            <text:p>e_t:</text:p>
          </table:table-cell>
          <table:table-cell office:value-type="float" office:value="0.420678" calcext:value-type="float">
            <text:p>0.420678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5169" calcext:value-type="float">
            <text:p>1.05169</text:p>
          </table:table-cell>
          <table:table-cell office:value-type="string" calcext:value-type="string">
            <text:p>I:</text:p>
          </table:table-cell>
          <table:table-cell office:value-type="float" office:value="54.8978" calcext:value-type="float">
            <text:p>54.897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2647" calcext:value-type="float">
            <text:p>0.07264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48" calcext:value-type="float">
            <text:p>-0.1639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93255E-019" calcext:value-type="float">
            <text:p>-9.9325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24" calcext:value-type="float">
            <text:p>11.4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1218" calcext:value-type="float">
            <text:p>0.181218</text:p>
          </table:table-cell>
          <table:table-cell office:value-type="string" calcext:value-type="string">
            <text:p>e_t_SUMME:</text:p>
          </table:table-cell>
          <table:table-cell office:value-type="float" office:value="16.7312" calcext:value-type="float">
            <text:p>16.7312</text:p>
          </table:table-cell>
          <table:table-cell office:value-type="string" calcext:value-type="string">
            <text:p>e_t:</text:p>
          </table:table-cell>
          <table:table-cell office:value-type="float" office:value="0.418782" calcext:value-type="float">
            <text:p>0.418782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4696" calcext:value-type="float">
            <text:p>1.04696</text:p>
          </table:table-cell>
          <table:table-cell office:value-type="string" calcext:value-type="string">
            <text:p>I:</text:p>
          </table:table-cell>
          <table:table-cell office:value-type="float" office:value="56.3072" calcext:value-type="float">
            <text:p>56.30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34685" calcext:value-type="float">
            <text:p>0.073468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5657" calcext:value-type="float">
            <text:p>-0.1656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3354E-018" calcext:value-type="float">
            <text:p>-1.0335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9" calcext:value-type="float">
            <text:p>11.7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1458" calcext:value-type="float">
            <text:p>0.181458</text:p>
          </table:table-cell>
          <table:table-cell office:value-type="string" calcext:value-type="string">
            <text:p>e_t_SUMME:</text:p>
          </table:table-cell>
          <table:table-cell office:value-type="float" office:value="17.1498" calcext:value-type="float">
            <text:p>17.1498</text:p>
          </table:table-cell>
          <table:table-cell office:value-type="string" calcext:value-type="string">
            <text:p>e_t:</text:p>
          </table:table-cell>
          <table:table-cell office:value-type="float" office:value="0.418542" calcext:value-type="float">
            <text:p>0.418542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4635" calcext:value-type="float">
            <text:p>1.04635</text:p>
          </table:table-cell>
          <table:table-cell office:value-type="string" calcext:value-type="string">
            <text:p>I:</text:p>
          </table:table-cell>
          <table:table-cell office:value-type="float" office:value="57.7157" calcext:value-type="float">
            <text:p>57.715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29532" calcext:value-type="float">
            <text:p>0.072953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147" calcext:value-type="float">
            <text:p>-0.1661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956E-018" calcext:value-type="float">
            <text:p>-1.029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55" calcext:value-type="float">
            <text:p>12.115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9972" calcext:value-type="float">
            <text:p>0.179972</text:p>
          </table:table-cell>
          <table:table-cell office:value-type="string" calcext:value-type="string">
            <text:p>e_t_SUMME:</text:p>
          </table:table-cell>
          <table:table-cell office:value-type="float" office:value="17.5698" calcext:value-type="float">
            <text:p>17.5698</text:p>
          </table:table-cell>
          <table:table-cell office:value-type="string" calcext:value-type="string">
            <text:p>e_t:</text:p>
          </table:table-cell>
          <table:table-cell office:value-type="float" office:value="0.420028" calcext:value-type="float">
            <text:p>0.420028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5007" calcext:value-type="float">
            <text:p>1.05007</text:p>
          </table:table-cell>
          <table:table-cell office:value-type="string" calcext:value-type="string">
            <text:p>I:</text:p>
          </table:table-cell>
          <table:table-cell office:value-type="float" office:value="59.1293" calcext:value-type="float">
            <text:p>59.129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0888" calcext:value-type="float">
            <text:p>0.0708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5423" calcext:value-type="float">
            <text:p>-0.16542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494E-018" calcext:value-type="float">
            <text:p>-1.014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21" calcext:value-type="float">
            <text:p>12.452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7127" calcext:value-type="float">
            <text:p>0.177127</text:p>
          </table:table-cell>
          <table:table-cell office:value-type="string" calcext:value-type="string">
            <text:p>e_t_SUMME:</text:p>
          </table:table-cell>
          <table:table-cell office:value-type="float" office:value="17.9927" calcext:value-type="float">
            <text:p>17.9927</text:p>
          </table:table-cell>
          <table:table-cell office:value-type="string" calcext:value-type="string">
            <text:p>e_t:</text:p>
          </table:table-cell>
          <table:table-cell office:value-type="float" office:value="0.422873" calcext:value-type="float">
            <text:p>0.422873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5718" calcext:value-type="float">
            <text:p>1.05718</text:p>
          </table:table-cell>
          <table:table-cell office:value-type="string" calcext:value-type="string">
            <text:p>I:</text:p>
          </table:table-cell>
          <table:table-cell office:value-type="float" office:value="60.5524" calcext:value-type="float">
            <text:p>60.552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71145" calcext:value-type="float">
            <text:p>0.06711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2" calcext:value-type="float">
            <text:p>-0.1639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81155E-019" calcext:value-type="float">
            <text:p>-9.81155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86" calcext:value-type="float">
            <text:p>12.788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3544" calcext:value-type="float">
            <text:p>0.173544</text:p>
          </table:table-cell>
          <table:table-cell office:value-type="string" calcext:value-type="string">
            <text:p>e_t_SUMME:</text:p>
          </table:table-cell>
          <table:table-cell office:value-type="float" office:value="18.4191" calcext:value-type="float">
            <text:p>18.4191</text:p>
          </table:table-cell>
          <table:table-cell office:value-type="string" calcext:value-type="string">
            <text:p>e_t:</text:p>
          </table:table-cell>
          <table:table-cell office:value-type="float" office:value="0.426456" calcext:value-type="float">
            <text:p>0.426456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614" calcext:value-type="float">
            <text:p>1.06614</text:p>
          </table:table-cell>
          <table:table-cell office:value-type="string" calcext:value-type="string">
            <text:p>I:</text:p>
          </table:table-cell>
          <table:table-cell office:value-type="float" office:value="61.9876" calcext:value-type="float">
            <text:p>61.987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14733" calcext:value-type="float">
            <text:p>0.061473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291" calcext:value-type="float">
            <text:p>-0.1622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8922E-018" calcext:value-type="float">
            <text:p>-1.089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52" calcext:value-type="float">
            <text:p>13.125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0654" calcext:value-type="float">
            <text:p>0.170654</text:p>
          </table:table-cell>
          <table:table-cell office:value-type="string" calcext:value-type="string">
            <text:p>e_t_SUMME:</text:p>
          </table:table-cell>
          <table:table-cell office:value-type="float" office:value="18.8485" calcext:value-type="float">
            <text:p>18.8485</text:p>
          </table:table-cell>
          <table:table-cell office:value-type="string" calcext:value-type="string">
            <text:p>e_t:</text:p>
          </table:table-cell>
          <table:table-cell office:value-type="float" office:value="0.429346" calcext:value-type="float">
            <text:p>0.429346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336" calcext:value-type="float">
            <text:p>1.07336</text:p>
          </table:table-cell>
          <table:table-cell office:value-type="string" calcext:value-type="string">
            <text:p>I:</text:p>
          </table:table-cell>
          <table:table-cell office:value-type="float" office:value="63.4325" calcext:value-type="float">
            <text:p>63.43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548387" calcext:value-type="float">
            <text:p>0.054838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1603" calcext:value-type="float">
            <text:p>-0.16160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4091E-018" calcext:value-type="float">
            <text:p>-1.040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7" calcext:value-type="float">
            <text:p>13.461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9052" calcext:value-type="float">
            <text:p>0.169052</text:p>
          </table:table-cell>
          <table:table-cell office:value-type="string" calcext:value-type="string">
            <text:p>e_t_SUMME:</text:p>
          </table:table-cell>
          <table:table-cell office:value-type="float" office:value="19.2794" calcext:value-type="float">
            <text:p>19.2794</text:p>
          </table:table-cell>
          <table:table-cell office:value-type="string" calcext:value-type="string">
            <text:p>e_t:</text:p>
          </table:table-cell>
          <table:table-cell office:value-type="float" office:value="0.430948" calcext:value-type="float">
            <text:p>0.430948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737" calcext:value-type="float">
            <text:p>1.07737</text:p>
          </table:table-cell>
          <table:table-cell office:value-type="string" calcext:value-type="string">
            <text:p>I:</text:p>
          </table:table-cell>
          <table:table-cell office:value-type="float" office:value="64.8828" calcext:value-type="float">
            <text:p>64.882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74637" calcext:value-type="float">
            <text:p>0.047463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252" calcext:value-type="float">
            <text:p>-0.16225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213E-018" calcext:value-type="float">
            <text:p>-1.021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82" calcext:value-type="float">
            <text:p>13.798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8743" calcext:value-type="float">
            <text:p>0.168743</text:p>
          </table:table-cell>
          <table:table-cell office:value-type="string" calcext:value-type="string">
            <text:p>e_t_SUMME:</text:p>
          </table:table-cell>
          <table:table-cell office:value-type="float" office:value="19.7107" calcext:value-type="float">
            <text:p>19.7107</text:p>
          </table:table-cell>
          <table:table-cell office:value-type="string" calcext:value-type="string">
            <text:p>e_t:</text:p>
          </table:table-cell>
          <table:table-cell office:value-type="float" office:value="0.431257" calcext:value-type="float">
            <text:p>0.431257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814" calcext:value-type="float">
            <text:p>1.07814</text:p>
          </table:table-cell>
          <table:table-cell office:value-type="string" calcext:value-type="string">
            <text:p>I:</text:p>
          </table:table-cell>
          <table:table-cell office:value-type="float" office:value="66.3342" calcext:value-type="float">
            <text:p>66.334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7696" calcext:value-type="float">
            <text:p>0.039769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989" calcext:value-type="float">
            <text:p>-0.1639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5312E-018" calcext:value-type="float">
            <text:p>-1.053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48" calcext:value-type="float">
            <text:p>14.13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9452" calcext:value-type="float">
            <text:p>0.169452</text:p>
          </table:table-cell>
          <table:table-cell office:value-type="string" calcext:value-type="string">
            <text:p>e_t_SUMME:</text:p>
          </table:table-cell>
          <table:table-cell office:value-type="float" office:value="20.1412" calcext:value-type="float">
            <text:p>20.1412</text:p>
          </table:table-cell>
          <table:table-cell office:value-type="string" calcext:value-type="string">
            <text:p>e_t:</text:p>
          </table:table-cell>
          <table:table-cell office:value-type="float" office:value="0.430548" calcext:value-type="float">
            <text:p>0.430548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637" calcext:value-type="float">
            <text:p>1.07637</text:p>
          </table:table-cell>
          <table:table-cell office:value-type="string" calcext:value-type="string">
            <text:p>I:</text:p>
          </table:table-cell>
          <table:table-cell office:value-type="float" office:value="67.7832" calcext:value-type="float">
            <text:p>67.783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21245" calcext:value-type="float">
            <text:p>0.0321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379" calcext:value-type="float">
            <text:p>-0.1663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873E-018" calcext:value-type="float">
            <text:p>-1.0987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3" calcext:value-type="float">
            <text:p>14.471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0879" calcext:value-type="float">
            <text:p>0.170879</text:p>
          </table:table-cell>
          <table:table-cell office:value-type="string" calcext:value-type="string">
            <text:p>e_t_SUMME:</text:p>
          </table:table-cell>
          <table:table-cell office:value-type="float" office:value="20.5704" calcext:value-type="float">
            <text:p>20.5704</text:p>
          </table:table-cell>
          <table:table-cell office:value-type="string" calcext:value-type="string">
            <text:p>e_t:</text:p>
          </table:table-cell>
          <table:table-cell office:value-type="float" office:value="0.429121" calcext:value-type="float">
            <text:p>0.429121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28" calcext:value-type="float">
            <text:p>1.0728</text:p>
          </table:table-cell>
          <table:table-cell office:value-type="string" calcext:value-type="string">
            <text:p>I:</text:p>
          </table:table-cell>
          <table:table-cell office:value-type="float" office:value="69.2273" calcext:value-type="float">
            <text:p>69.227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1265" calcext:value-type="float">
            <text:p>0.02612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87" calcext:value-type="float">
            <text:p>-0.1688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3592E-018" calcext:value-type="float">
            <text:p>-1.1359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79" calcext:value-type="float">
            <text:p>14.807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2321" calcext:value-type="float">
            <text:p>0.172321</text:p>
          </table:table-cell>
          <table:table-cell office:value-type="string" calcext:value-type="string">
            <text:p>e_t_SUMME:</text:p>
          </table:table-cell>
          <table:table-cell office:value-type="float" office:value="20.998" calcext:value-type="float">
            <text:p>20.998</text:p>
          </table:table-cell>
          <table:table-cell office:value-type="string" calcext:value-type="string">
            <text:p>e_t:</text:p>
          </table:table-cell>
          <table:table-cell office:value-type="float" office:value="0.427679" calcext:value-type="float">
            <text:p>0.427679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92" calcext:value-type="float">
            <text:p>1.0692</text:p>
          </table:table-cell>
          <table:table-cell office:value-type="string" calcext:value-type="string">
            <text:p>I:</text:p>
          </table:table-cell>
          <table:table-cell office:value-type="float" office:value="70.6666" calcext:value-type="float">
            <text:p>70.666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32312" calcext:value-type="float">
            <text:p>0.023231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0748" calcext:value-type="float">
            <text:p>-0.1707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2146E-018" calcext:value-type="float">
            <text:p>-1.121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4" calcext:value-type="float">
            <text:p>15.14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2861" calcext:value-type="float">
            <text:p>0.172861</text:p>
          </table:table-cell>
          <table:table-cell office:value-type="string" calcext:value-type="string">
            <text:p>e_t_SUMME:</text:p>
          </table:table-cell>
          <table:table-cell office:value-type="float" office:value="21.4252" calcext:value-type="float">
            <text:p>21.4252</text:p>
          </table:table-cell>
          <table:table-cell office:value-type="string" calcext:value-type="string">
            <text:p>e_t:</text:p>
          </table:table-cell>
          <table:table-cell office:value-type="float" office:value="0.427139" calcext:value-type="float">
            <text:p>0.427139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785" calcext:value-type="float">
            <text:p>1.06785</text:p>
          </table:table-cell>
          <table:table-cell office:value-type="string" calcext:value-type="string">
            <text:p>I:</text:p>
          </table:table-cell>
          <table:table-cell office:value-type="float" office:value="72.1041" calcext:value-type="float">
            <text:p>72.104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3247" calcext:value-type="float">
            <text:p>0.02324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1291" calcext:value-type="float">
            <text:p>-0.1712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363E-018" calcext:value-type="float">
            <text:p>-1.0936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" calcext:value-type="float">
            <text:p>15.4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2156" calcext:value-type="float">
            <text:p>0.172156</text:p>
          </table:table-cell>
          <table:table-cell office:value-type="string" calcext:value-type="string">
            <text:p>e_t_SUMME:</text:p>
          </table:table-cell>
          <table:table-cell office:value-type="float" office:value="21.853" calcext:value-type="float">
            <text:p>21.853</text:p>
          </table:table-cell>
          <table:table-cell office:value-type="string" calcext:value-type="string">
            <text:p>e_t:</text:p>
          </table:table-cell>
          <table:table-cell office:value-type="float" office:value="0.427844" calcext:value-type="float">
            <text:p>0.427844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961" calcext:value-type="float">
            <text:p>1.06961</text:p>
          </table:table-cell>
          <table:table-cell office:value-type="string" calcext:value-type="string">
            <text:p>I:</text:p>
          </table:table-cell>
          <table:table-cell office:value-type="float" office:value="73.544" calcext:value-type="float">
            <text:p>73.54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4624" calcext:value-type="float">
            <text:p>0.02446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041" calcext:value-type="float">
            <text:p>-0.1704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10808E-018" calcext:value-type="float">
            <text:p>-1.1080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75" calcext:value-type="float">
            <text:p>15.81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0399" calcext:value-type="float">
            <text:p>0.170399</text:p>
          </table:table-cell>
          <table:table-cell office:value-type="string" calcext:value-type="string">
            <text:p>e_t_SUMME:</text:p>
          </table:table-cell>
          <table:table-cell office:value-type="float" office:value="22.2826" calcext:value-type="float">
            <text:p>22.2826</text:p>
          </table:table-cell>
          <table:table-cell office:value-type="string" calcext:value-type="string">
            <text:p>e_t:</text:p>
          </table:table-cell>
          <table:table-cell office:value-type="float" office:value="0.429601" calcext:value-type="float">
            <text:p>0.429601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4" calcext:value-type="float">
            <text:p>1.074</text:p>
          </table:table-cell>
          <table:table-cell office:value-type="string" calcext:value-type="string">
            <text:p>I:</text:p>
          </table:table-cell>
          <table:table-cell office:value-type="float" office:value="74.9897" calcext:value-type="float">
            <text:p>74.989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51044" calcext:value-type="float">
            <text:p>0.02510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54" calcext:value-type="float">
            <text:p>-0.1685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9675E-018" calcext:value-type="float">
            <text:p>-1.096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" calcext:value-type="float">
            <text:p>16.15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8046" calcext:value-type="float">
            <text:p>0.168046</text:p>
          </table:table-cell>
          <table:table-cell office:value-type="string" calcext:value-type="string">
            <text:p>e_t_SUMME:</text:p>
          </table:table-cell>
          <table:table-cell office:value-type="float" office:value="22.7146" calcext:value-type="float">
            <text:p>22.7146</text:p>
          </table:table-cell>
          <table:table-cell office:value-type="string" calcext:value-type="string">
            <text:p>e_t:</text:p>
          </table:table-cell>
          <table:table-cell office:value-type="float" office:value="0.431954" calcext:value-type="float">
            <text:p>0.431954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988" calcext:value-type="float">
            <text:p>1.07988</text:p>
          </table:table-cell>
          <table:table-cell office:value-type="string" calcext:value-type="string">
            <text:p>I:</text:p>
          </table:table-cell>
          <table:table-cell office:value-type="float" office:value="76.4434" calcext:value-type="float">
            <text:p>76.443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9045" calcext:value-type="float">
            <text:p>0.02490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6191" calcext:value-type="float">
            <text:p>-0.16619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7935E-018" calcext:value-type="float">
            <text:p>-1.079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06" calcext:value-type="float">
            <text:p>16.49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5941" calcext:value-type="float">
            <text:p>0.165941</text:p>
          </table:table-cell>
          <table:table-cell office:value-type="string" calcext:value-type="string">
            <text:p>e_t_SUMME:</text:p>
          </table:table-cell>
          <table:table-cell office:value-type="float" office:value="23.1486" calcext:value-type="float">
            <text:p>23.1486</text:p>
          </table:table-cell>
          <table:table-cell office:value-type="string" calcext:value-type="string">
            <text:p>e_t:</text:p>
          </table:table-cell>
          <table:table-cell office:value-type="float" office:value="0.434059" calcext:value-type="float">
            <text:p>0.434059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8515" calcext:value-type="float">
            <text:p>1.08515</text:p>
          </table:table-cell>
          <table:table-cell office:value-type="string" calcext:value-type="string">
            <text:p>I:</text:p>
          </table:table-cell>
          <table:table-cell office:value-type="float" office:value="77.9042" calcext:value-type="float">
            <text:p>77.904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4873" calcext:value-type="float">
            <text:p>0.02487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4066" calcext:value-type="float">
            <text:p>-0.16406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4348E-018" calcext:value-type="float">
            <text:p>-1.0434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71" calcext:value-type="float">
            <text:p>16.827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5147" calcext:value-type="float">
            <text:p>0.165147</text:p>
          </table:table-cell>
          <table:table-cell office:value-type="string" calcext:value-type="string">
            <text:p>e_t_SUMME:</text:p>
          </table:table-cell>
          <table:table-cell office:value-type="float" office:value="23.5835" calcext:value-type="float">
            <text:p>23.5835</text:p>
          </table:table-cell>
          <table:table-cell office:value-type="string" calcext:value-type="string">
            <text:p>e_t:</text:p>
          </table:table-cell>
          <table:table-cell office:value-type="float" office:value="0.434853" calcext:value-type="float">
            <text:p>0.434853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8713" calcext:value-type="float">
            <text:p>1.08713</text:p>
          </table:table-cell>
          <table:table-cell office:value-type="string" calcext:value-type="string">
            <text:p>I:</text:p>
          </table:table-cell>
          <table:table-cell office:value-type="float" office:value="79.3677" calcext:value-type="float">
            <text:p>79.367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26803" calcext:value-type="float">
            <text:p>0.0268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2957" calcext:value-type="float">
            <text:p>-0.16295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007E-018" calcext:value-type="float">
            <text:p>-1.010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7" calcext:value-type="float">
            <text:p>17.163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631" calcext:value-type="float">
            <text:p>0.16631</text:p>
          </table:table-cell>
          <table:table-cell office:value-type="string" calcext:value-type="string">
            <text:p>e_t_SUMME:</text:p>
          </table:table-cell>
          <table:table-cell office:value-type="float" office:value="24.0172" calcext:value-type="float">
            <text:p>24.0172</text:p>
          </table:table-cell>
          <table:table-cell office:value-type="string" calcext:value-type="string">
            <text:p>e_t:</text:p>
          </table:table-cell>
          <table:table-cell office:value-type="float" office:value="0.43369" calcext:value-type="float">
            <text:p>0.43369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8423" calcext:value-type="float">
            <text:p>1.08423</text:p>
          </table:table-cell>
          <table:table-cell office:value-type="string" calcext:value-type="string">
            <text:p>I:</text:p>
          </table:table-cell>
          <table:table-cell office:value-type="float" office:value="80.8272" calcext:value-type="float">
            <text:p>80.82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19639" calcext:value-type="float">
            <text:p>0.031963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3209" calcext:value-type="float">
            <text:p>-0.16320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694E-018" calcext:value-type="float">
            <text:p>-1.016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2" calcext:value-type="float">
            <text:p>17.500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69644" calcext:value-type="float">
            <text:p>0.169644</text:p>
          </table:table-cell>
          <table:table-cell office:value-type="string" calcext:value-type="string">
            <text:p>e_t_SUMME:</text:p>
          </table:table-cell>
          <table:table-cell office:value-type="float" office:value="24.4475" calcext:value-type="float">
            <text:p>24.4475</text:p>
          </table:table-cell>
          <table:table-cell office:value-type="string" calcext:value-type="string">
            <text:p>e_t:</text:p>
          </table:table-cell>
          <table:table-cell office:value-type="float" office:value="0.430356" calcext:value-type="float">
            <text:p>0.430356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7589" calcext:value-type="float">
            <text:p>1.07589</text:p>
          </table:table-cell>
          <table:table-cell office:value-type="string" calcext:value-type="string">
            <text:p>I:</text:p>
          </table:table-cell>
          <table:table-cell office:value-type="float" office:value="82.2755" calcext:value-type="float">
            <text:p>82.275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395124" calcext:value-type="float">
            <text:p>0.039512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4978" calcext:value-type="float">
            <text:p>-0.16497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5857E-018" calcext:value-type="float">
            <text:p>-1.0585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68" calcext:value-type="float">
            <text:p>17.836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4899" calcext:value-type="float">
            <text:p>0.174899</text:p>
          </table:table-cell>
          <table:table-cell office:value-type="string" calcext:value-type="string">
            <text:p>e_t_SUMME:</text:p>
          </table:table-cell>
          <table:table-cell office:value-type="float" office:value="24.8726" calcext:value-type="float">
            <text:p>24.8726</text:p>
          </table:table-cell>
          <table:table-cell office:value-type="string" calcext:value-type="string">
            <text:p>e_t:</text:p>
          </table:table-cell>
          <table:table-cell office:value-type="float" office:value="0.425101" calcext:value-type="float">
            <text:p>0.425101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6275" calcext:value-type="float">
            <text:p>1.06275</text:p>
          </table:table-cell>
          <table:table-cell office:value-type="string" calcext:value-type="string">
            <text:p>I:</text:p>
          </table:table-cell>
          <table:table-cell office:value-type="float" office:value="83.7062" calcext:value-type="float">
            <text:p>83.706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482918" calcext:value-type="float">
            <text:p>0.048291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681" calcext:value-type="float">
            <text:p>-0.16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91891E-019" calcext:value-type="float">
            <text:p>-9.9189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3" calcext:value-type="float">
            <text:p>18.17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81971" calcext:value-type="float">
            <text:p>0.181971</text:p>
          </table:table-cell>
          <table:table-cell office:value-type="string" calcext:value-type="string">
            <text:p>e_t_SUMME:</text:p>
          </table:table-cell>
          <table:table-cell office:value-type="float" office:value="25.2907" calcext:value-type="float">
            <text:p>25.2907</text:p>
          </table:table-cell>
          <table:table-cell office:value-type="string" calcext:value-type="string">
            <text:p>e_t:</text:p>
          </table:table-cell>
          <table:table-cell office:value-type="float" office:value="0.418029" calcext:value-type="float">
            <text:p>0.418029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4507" calcext:value-type="float">
            <text:p>1.04507</text:p>
          </table:table-cell>
          <table:table-cell office:value-type="string" calcext:value-type="string">
            <text:p>I:</text:p>
          </table:table-cell>
          <table:table-cell office:value-type="float" office:value="85.113" calcext:value-type="float">
            <text:p>85.11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580888" calcext:value-type="float">
            <text:p>0.058088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245" calcext:value-type="float">
            <text:p>-0.1724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70641E-019" calcext:value-type="float">
            <text:p>-9.70641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099" calcext:value-type="float">
            <text:p>18.509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91223" calcext:value-type="float">
            <text:p>0.191223</text:p>
          </table:table-cell>
          <table:table-cell office:value-type="string" calcext:value-type="string">
            <text:p>e_t_SUMME:</text:p>
          </table:table-cell>
          <table:table-cell office:value-type="float" office:value="25.6994" calcext:value-type="float">
            <text:p>25.6994</text:p>
          </table:table-cell>
          <table:table-cell office:value-type="string" calcext:value-type="string">
            <text:p>e_t:</text:p>
          </table:table-cell>
          <table:table-cell office:value-type="float" office:value="0.408777" calcext:value-type="float">
            <text:p>0.408777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1.02194" calcext:value-type="float">
            <text:p>1.02194</text:p>
          </table:table-cell>
          <table:table-cell office:value-type="string" calcext:value-type="string">
            <text:p>I:</text:p>
          </table:table-cell>
          <table:table-cell office:value-type="float" office:value="86.4887" calcext:value-type="float">
            <text:p>86.488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688749" calcext:value-type="float">
            <text:p>0.06887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78389" calcext:value-type="float">
            <text:p>-0.1783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86742E-019" calcext:value-type="float">
            <text:p>-9.86742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64" calcext:value-type="float">
            <text:p>18.84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01667" calcext:value-type="float">
            <text:p>0.201667</text:p>
          </table:table-cell>
          <table:table-cell office:value-type="string" calcext:value-type="string">
            <text:p>e_t_SUMME:</text:p>
          </table:table-cell>
          <table:table-cell office:value-type="float" office:value="26.0978" calcext:value-type="float">
            <text:p>26.0978</text:p>
          </table:table-cell>
          <table:table-cell office:value-type="string" calcext:value-type="string">
            <text:p>e_t:</text:p>
          </table:table-cell>
          <table:table-cell office:value-type="float" office:value="0.398333" calcext:value-type="float">
            <text:p>0.398333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0.995832" calcext:value-type="float">
            <text:p>0.995832</text:p>
          </table:table-cell>
          <table:table-cell office:value-type="string" calcext:value-type="string">
            <text:p>I:</text:p>
          </table:table-cell>
          <table:table-cell office:value-type="float" office:value="87.8292" calcext:value-type="float">
            <text:p>87.829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794377" calcext:value-type="float">
            <text:p>0.07943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85363" calcext:value-type="float">
            <text:p>-0.18536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548E-019" calcext:value-type="float">
            <text:p>-9.68548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9" calcext:value-type="float">
            <text:p>19.182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11389" calcext:value-type="float">
            <text:p>0.211389</text:p>
          </table:table-cell>
          <table:table-cell office:value-type="string" calcext:value-type="string">
            <text:p>e_t_SUMME:</text:p>
          </table:table-cell>
          <table:table-cell office:value-type="float" office:value="26.4864" calcext:value-type="float">
            <text:p>26.4864</text:p>
          </table:table-cell>
          <table:table-cell office:value-type="string" calcext:value-type="string">
            <text:p>e_t:</text:p>
          </table:table-cell>
          <table:table-cell office:value-type="float" office:value="0.388611" calcext:value-type="float">
            <text:p>0.388611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0.971529" calcext:value-type="float">
            <text:p>0.971529</text:p>
          </table:table-cell>
          <table:table-cell office:value-type="string" calcext:value-type="string">
            <text:p>I:</text:p>
          </table:table-cell>
          <table:table-cell office:value-type="float" office:value="89.1371" calcext:value-type="float">
            <text:p>89.137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882315" calcext:value-type="float">
            <text:p>0.08823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2095" calcext:value-type="float">
            <text:p>-0.1920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9.68856E-019" calcext:value-type="float">
            <text:p>-9.68856E-19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5" calcext:value-type="float">
            <text:p>19.519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_P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_I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19628" calcext:value-type="float">
            <text:p>0.219628</text:p>
          </table:table-cell>
          <table:table-cell office:value-type="string" calcext:value-type="string">
            <text:p>e_t_SUMME:</text:p>
          </table:table-cell>
          <table:table-cell office:value-type="float" office:value="26.8668" calcext:value-type="float">
            <text:p>26.8668</text:p>
          </table:table-cell>
          <table:table-cell office:value-type="string" calcext:value-type="string">
            <text:p>e_t:</text:p>
          </table:table-cell>
          <table:table-cell office:value-type="float" office:value="0.380372" calcext:value-type="float">
            <text:p>0.380372</text:p>
          </table:table-cell>
          <table:table-cell office:value-type="string" calcext:value-type="string">
            <text:p>y_t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:</text:p>
          </table:table-cell>
          <table:table-cell office:value-type="float" office:value="0.95093" calcext:value-type="float">
            <text:p>0.95093</text:p>
          </table:table-cell>
          <table:table-cell office:value-type="string" calcext:value-type="string">
            <text:p>I:</text:p>
          </table:table-cell>
          <table:table-cell office:value-type="float" office:value="90.4172" calcext:value-type="float">
            <text:p>90.41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0952161" calcext:value-type="float">
            <text:p>0.095216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-0.197915" calcext:value-type="float">
            <text:p>-0.1979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-1.01497E-018" calcext:value-type="float">
            <text:p>-1.0149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" calcext:value-type="float">
            <text:p>19.85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7:47:13.7844289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6T17:48:07.825185249</dc:date>
    <meta:editing-duration>PT12H59M15S</meta:editing-duration>
    <meta:editing-cycles>22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75cm" svg:y="0.38cm" svg:width="48.222cm" svg:height="6.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2.5 K_I: 10 K_D: 0</text:p>
                <text:list>
                  <text:list-item>
                    <text:p>K_P:</text:p>
                  </text:list-item>
                  <text:list-item>
                    <text:p>2.5</text:p>
                  </text:list-item>
                  <text:list-item>
                    <text:p>K_I:</text:p>
                  </text:list-item>
                  <text:list-item>
                    <text:p>10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.0529762">
                <text:p>0.0529762</text:p>
                <draw:g>
                  <svg:desc>PID_Data.J1:PID_Data.J59</svg:desc>
                </draw:g>
              </table:table-cell>
              <table:table-cell office:value-type="float" office:value="0.6">
                <text:p>0.6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0.0389548">
                <text:p>0.038954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0.0329847">
                <text:p>0.03298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0.0358747">
                <text:p>0.03587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0.0386258">
                <text:p>0.03862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0.0427257">
                <text:p>0.0427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0.0480224">
                <text:p>0.04802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0.0546745">
                <text:p>0.05467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0.0611556">
                <text:p>0.06115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0.06764">
                <text:p>0.067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0.0750875">
                <text:p>0.07508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0.0832934">
                <text:p>0.08329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0.0919989">
                <text:p>0.09199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0.102094">
                <text:p>0.1020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0.112764">
                <text:p>0.1127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0.123496">
                <text:p>0.1234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0.132338">
                <text:p>0.1323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0.137854">
                <text:p>0.1378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0.142474">
                <text:p>0.1424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0.150278">
                <text:p>0.1502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0.161436">
                <text:p>0.1614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171827">
                <text:p>0.1718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0.179912">
                <text:p>0.1799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0.18528">
                <text:p>0.185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0.189898">
                <text:p>0.1898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0.191686">
                <text:p>0.1916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0.188964">
                <text:p>0.1889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0.182641">
                <text:p>0.1826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0.172534">
                <text:p>0.1725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0.16076">
                <text:p>0.160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.15613">
                <text:p>0.156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0.166537">
                <text:p>0.1665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0.1753">
                <text:p>0.17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0.179322">
                <text:p>0.1793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0.181218">
                <text:p>0.1812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0.181458">
                <text:p>0.18145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.179972">
                <text:p>0.1799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.177127">
                <text:p>0.1771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0.173544">
                <text:p>0.1735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0.170654">
                <text:p>0.1706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.169052">
                <text:p>0.1690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0.168743">
                <text:p>0.1687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0.169452">
                <text:p>0.1694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0.170879">
                <text:p>0.17087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172321">
                <text:p>0.1723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0.172861">
                <text:p>0.1728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0.172156">
                <text:p>0.1721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0.170399">
                <text:p>0.1703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0.168046">
                <text:p>0.1680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.165941">
                <text:p>0.16594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0.165147">
                <text:p>0.1651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0.16631">
                <text:p>0.166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0.169644">
                <text:p>0.1696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0.174899">
                <text:p>0.1748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0.181971">
                <text:p>0.1819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0.191223">
                <text:p>0.1912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0.201667">
                <text:p>0.201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0.211389">
                <text:p>0.2113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0.219628">
                <text:p>0.219628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127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6.089cm" svg:height="8.636cm">
          <chartooo:coordinate-region svg:x="1.64cm" svg:y="0.378cm" svg:width="45.28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amplitude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ampl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3.20851">
                <text:p>3.20851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5.1317">
                <text:p>5.1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7.05485">
                <text:p>7.054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8.94613">
                <text:p>8.946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10.8285">
                <text:p>10.8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12.6937">
                <text:p>12.6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14.5381">
                <text:p>14.5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16.3567">
                <text:p>16.35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18.1539">
                <text:p>18.1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19.9293">
                <text:p>19.9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21.6772">
                <text:p>21.67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23.3956">
                <text:p>23.3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25.0835">
                <text:p>25.0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26.7339">
                <text:p>26.7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28.3469">
                <text:p>28.3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29.9237">
                <text:p>29.9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31.4755">
                <text:p>31.4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33.017">
                <text:p>33.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34.5452">
                <text:p>34.54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36.0392">
                <text:p>36.0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37.4872">
                <text:p>37.4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38.9022">
                <text:p>38.9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40.2958">
                <text:p>40.29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41.678">
                <text:p>41.6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43.0467">
                <text:p>43.0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44.4163">
                <text:p>44.4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45.8064">
                <text:p>45.80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47.2268">
                <text:p>47.2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48.6907">
                <text:p>48.6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26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222cm" svg:height="8.636cm">
          <chartooo:coordinate-region svg:x="1.746cm" svg:y="0.378cm" svg:width="45.308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2.5</text:p>
                <text:list>
                  <text:list-item>
                    <text:p>K_P:</text:p>
                  </text:list-item>
                  <text:list-item>
                    <text:p>2.5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1.36756">
                <text:p>1.36756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1.40261">
                <text:p>1.402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1.41754">
                <text:p>1.41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1.41031">
                <text:p>1.41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1.40344">
                <text:p>1.40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1.39319">
                <text:p>1.39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1.37994">
                <text:p>1.37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1.36331">
                <text:p>1.36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1.34711">
                <text:p>1.34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1.3309">
                <text:p>1.3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1.31228">
                <text:p>1.31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1.29177">
                <text:p>1.2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1.24477">
                <text:p>1.24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1.21809">
                <text:p>1.21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1.19126">
                <text:p>1.19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1.16915">
                <text:p>1.16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1.15536">
                <text:p>1.155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1.14382">
                <text:p>1.14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1.12431">
                <text:p>1.12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1.09641">
                <text:p>1.096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1.07043">
                <text:p>1.07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1.05022">
                <text:p>1.05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1.0368">
                <text:p>1.0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1.02525">
                <text:p>1.025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1.02079">
                <text:p>1.02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1.02759">
                <text:p>1.02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1.0434">
                <text:p>1.04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1.06866">
                <text:p>1.068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1.0981">
                <text:p>1.0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1.10967">
                <text:p>1.10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1.08366">
                <text:p>1.083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1.06175">
                <text:p>1.06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1.05169">
                <text:p>1.05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1.04696">
                <text:p>1.04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1.04635">
                <text:p>1.046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1.05007">
                <text:p>1.050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1.05718">
                <text:p>1.057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1.06614">
                <text:p>1.06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1.07336">
                <text:p>1.073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1.07737">
                <text:p>1.07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1.07814">
                <text:p>1.07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1.07637">
                <text:p>1.07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1.0728">
                <text:p>1.0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1.0692">
                <text:p>1.0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1.06785">
                <text:p>1.06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1.06961">
                <text:p>1.069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1.07988">
                <text:p>1.079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1.08515">
                <text:p>1.08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1.08713">
                <text:p>1.087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1.08423">
                <text:p>1.08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1.07589">
                <text:p>1.075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1.06275">
                <text:p>1.06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1.04507">
                <text:p>1.045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1.02194">
                <text:p>1.021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0.995832">
                <text:p>0.995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0.971529">
                <text:p>0.9715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0.95093">
                <text:p>0.95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498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46cm" svg:height="8.636cm">
          <chartooo:coordinate-region svg:x="1.64cm" svg:y="0.378cm" svg:width="45.46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10</text:p>
                <text:list>
                  <text:list-item>
                    <text:p>K_I:</text:p>
                  </text:list-item>
                  <text:list-item>
                    <text:p>10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1.84095">
                <text:p>1.84095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3.72909">
                <text:p>3.72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5.63731">
                <text:p>5.637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7.53582">
                <text:p>7.53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9.42506">
                <text:p>9.4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11.3005">
                <text:p>11.3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13.1581">
                <text:p>13.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14.9934">
                <text:p>14.9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16.8068">
                <text:p>16.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18.5984">
                <text:p>18.5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20.3649">
                <text:p>20.3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22.1038">
                <text:p>22.1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23.8135">
                <text:p>23.8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25.4891">
                <text:p>25.48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27.1289">
                <text:p>27.12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28.7325">
                <text:p>28.7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30.3063">
                <text:p>30.3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31.8616">
                <text:p>31.8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33.4014">
                <text:p>33.4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34.9149">
                <text:p>34.9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36.3908">
                <text:p>36.3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37.8318">
                <text:p>37.8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39.2456">
                <text:p>39.2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40.6413">
                <text:p>40.6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42.0214">
                <text:p>42.02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43.3955">
                <text:p>43.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44.7788">
                <text:p>44.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46.1834">
                <text:p>46.1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47.622">
                <text:p>47.6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49.1002">
                <text:p>49.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50.594">
                <text:p>50.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52.0528">
                <text:p>52.05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53.4821">
                <text:p>53.4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54.8978">
                <text:p>54.8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56.3072">
                <text:p>56.3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57.7157">
                <text:p>57.7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59.1293">
                <text:p>59.12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60.5524">
                <text:p>60.55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61.9876">
                <text:p>61.98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63.4325">
                <text:p>63.4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64.8828">
                <text:p>64.8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66.3342">
                <text:p>66.3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67.7832">
                <text:p>67.7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69.2273">
                <text:p>69.2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70.6666">
                <text:p>70.6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72.1041">
                <text:p>72.1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73.544">
                <text:p>73.5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74.9897">
                <text:p>74.98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76.4434">
                <text:p>76.4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77.9042">
                <text:p>77.9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79.3677">
                <text:p>79.36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80.8272">
                <text:p>80.8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82.2755">
                <text:p>82.2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83.7062">
                <text:p>83.7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85.113">
                <text:p>85.1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86.4887">
                <text:p>86.48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87.8292">
                <text:p>87.8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89.1371">
                <text:p>89.13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90.4172">
                <text:p>90.41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35">
                <text:p>0.33835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4894">
                <text:p>0.67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144">
                <text:p>1.0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798">
                <text:p>1.347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453">
                <text:p>1.684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107">
                <text:p>2.021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761">
                <text:p>2.357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416">
                <text:p>2.694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07">
                <text:p>3.03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725">
                <text:p>3.367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379">
                <text:p>3.703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4033">
                <text:p>4.040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688">
                <text:p>4.376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155">
                <text:p>4.7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1">
                <text:p>5.0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64">
                <text:p>5.3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18">
                <text:p>5.721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773">
                <text:p>6.057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27">
                <text:p>6.394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082">
                <text:p>6.730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736">
                <text:p>7.067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45">
                <text:p>7.740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699">
                <text:p>8.076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54">
                <text:p>8.4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08">
                <text:p>8.7500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3">
                <text:p>9.08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317">
                <text:p>9.4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5971">
                <text:p>9.75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63">
                <text:p>10.0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28">
                <text:p>10.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693">
                <text:p>10.7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59">
                <text:p>11.10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24">
                <text:p>11.4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9">
                <text:p>11.7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55">
                <text:p>12.11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21">
                <text:p>12.4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86">
                <text:p>12.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52">
                <text:p>13.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7">
                <text:p>13.4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82">
                <text:p>13.7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48">
                <text:p>14.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3">
                <text:p>14.47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79">
                <text:p>14.80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">
                <text:p>15.4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75">
                <text:p>15.8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">
                <text:p>16.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06">
                <text:p>16.4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71">
                <text:p>16.8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7">
                <text:p>17.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2">
                <text:p>17.50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68">
                <text:p>17.8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3">
                <text:p>18.17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099">
                <text:p>18.5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64">
                <text:p>18.846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9">
                <text:p>19.18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5">
                <text:p>19.51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">
                <text:p>19.856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